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style:style>
    <style:style style:name="P2" style:family="paragraph" style:parent-style-name="Standard">
      <style:text-properties style:font-name="sans-serif" fo:font-size="14.25pt"/>
    </style:style>
    <style:style style:name="P3" style:family="paragraph" style:parent-style-name="Standard">
      <style:text-properties style:font-name="sans-serif" fo:font-size="9.75pt"/>
    </style:style>
    <style:style style:name="P4" style:family="paragraph" style:parent-style-name="Standard">
      <style:text-properties style:font-name="sans-serif" fo:font-size="13.5pt"/>
    </style:style>
    <style:style style:name="P5" style:family="paragraph" style:parent-style-name="Standard">
      <style:text-properties style:font-name="sans-serif" fo:font-size="9pt"/>
    </style:style>
    <style:style style:name="P6" style:family="paragraph" style:parent-style-name="Standard">
      <style:text-properties style:font-name="monospace" fo:font-size="13.5pt"/>
    </style:style>
    <style:style style:name="P7" style:family="paragraph" style:parent-style-name="Standard">
      <style:text-properties style:font-name="monospace" fo:font-size="10.5pt"/>
    </style:style>
    <style:style style:name="P8" style:family="paragraph" style:parent-style-name="Standard">
      <style:text-properties style:font-name="monospace" fo:font-size="12.75pt"/>
    </style:style>
    <style:style style:name="T1" style:family="text">
      <style:text-properties style:font-name="sans-serif"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h>
      <text:p text:style-name="Text_20_body">The Tower of Hanoi is a puzzle consisting of moving a series of discs of various sizes among three pegs. The puzzle starts with all the discs stacked in ascending order on one peg in a conical tower and the object of the puzzle is to reconstruct the tower onto another peg. The rules to the puzzle restrict how discs can be moved from one peg to another. Only one disc is allowed to be moved at a time, only the top most disc can be moved from a stack, and larger discs cannot be stacked onto smaller discs. The most efficient means to solve the puzzle (the fewest number of moves required) follows the simple function 2^n - 1, where n is the number of discs in the puzzle. For example, a Tower of Hanoi puzzle played with three discs can be solved in seven moves and a five disc puzzle can be solved in 31 moves.</text:p>
      <text:p text:style-name="Standard"/>
      <text:h text:style-name="Heading_20_2" text:outline-level="2">History</text:h>
      <text:p text:style-name="Text_20_body">The Tower of Hanoi puzzle was developed by French mathematician Édouard Lucas in 1883. The Tower of Hanoi, also called the Tower of Brahma and the End of the World Puzzle, is based on a legend involving an esoteric Buddhist monastery in <text:a xlink:type="simple" xlink:href="https://www.giantbomb.com/" text:style-name="Internet_20_link" text:visited-style-name="Visited_20_Internet_20_Link">Vietnam </text:a>where generations of priests toil to move 64 golden discs between three posts in the center of a prayer hall. It is said that when the priests finally complete the puzzle it will usher in the <text:a xlink:type="simple" xlink:href="https://www.giantbomb.com/armageddon/3015-1435/" text:style-name="Internet_20_link" text:visited-style-name="Visited_20_Internet_20_Link">end of the world</text:a>. Using the function above, it can be calculated, however, that their task would require 2 to the 64th minus 1, or 18,446,744,073,709,551,615 moves. To underscore the impossibility of their task, if the priests make one move per second it would require them more than 585 billion years to finish. The legend and the puzzle have long been used in mathematics courses to illustrate exponential complexity.</text:p>
      <text:p text:style-name="Standard"/>
      <text:p text:style-name="P1">cis 194</text:p>
      <text:p text:style-name="P1">:</text:p>
      <text:p text:style-name="P1">homework 1 3</text:p>
      <text:p text:style-name="P2">The Towers of Hanoi</text:p>
      <text:p text:style-name="P3">2</text:p>
      <text:p text:style-name="P4">Exercise</text:p>
      <text:p text:style-name="P6">5</text:p>
      <text:p text:style-name="P1">The</text:p>
      <text:p text:style-name="P1">Towers of Hanoi</text:p>
      <text:p text:style-name="P1">is a classic puzzle with a solution</text:p>
      <text:p text:style-name="P1">that can be described recursively. Disks of different sizes are stacked</text:p>
      <text:p text:style-name="P1">on three pegs; the goal is to get from a starting configuration with</text:p>
      <text:p text:style-name="P1">all disks stacked on the first peg to an ending configuration with all</text:p>
      <text:p text:style-name="P1">disks stacked on the last peg, as shown in Figure</text:p>
      <text:p text:style-name="P1">1</text:p>
      <text:p text:style-name="P1">.</text:p>
      <text:p text:style-name="Standard">⇓</text:p>
      <text:p text:style-name="P3">Figure</text:p>
      <text:p text:style-name="P3">1</text:p>
      <text:p text:style-name="P3">: The Towers of Hanoi</text:p>
      <text:p text:style-name="P1">The only rules are</text:p>
      <text:p text:style-name="Standard">• <text:span text:style-name="T1">you may only move one disk at a time, and</text:span></text:p>
      <text:p text:style-name="Standard">• <text:span text:style-name="T1">a larger disk may never be stacked on top of a smaller one.</text:span></text:p>
      <text:p text:style-name="P1"><text:soft-page-break/>For example, as the first move all you can do is move the topmost,</text:p>
      <text:p text:style-name="P1">smallest disk onto a different peg, since only one disk may be moved</text:p>
      <text:p text:style-name="P1">at a time.</text:p>
      <text:p text:style-name="P3">Figure</text:p>
      <text:p text:style-name="P3">2</text:p>
      <text:p text:style-name="P3">: A valid first move.</text:p>
      <text:p text:style-name="P1">From this point, it is</text:p>
      <text:p text:style-name="P1">illegal</text:p>
      <text:p text:style-name="P1">to move to the configuration shown in</text:p>
      <text:p text:style-name="P1">Figure</text:p>
      <text:p text:style-name="P1">3</text:p>
      <text:p text:style-name="P1">, because you are not allowed to put the green disk on top of</text:p>
      <text:p text:style-name="P1">the smaller blue one.</text:p>
      <text:p text:style-name="P3">Figure</text:p>
      <text:p text:style-name="P3">3</text:p>
      <text:p text:style-name="P3">: An illegal configuration.</text:p>
      <text:p text:style-name="P1">To move</text:p>
      <text:p text:style-name="P1">n</text:p>
      <text:p text:style-name="P1">discs (stacked in increasing size) from peg</text:p>
      <text:p text:style-name="P1">a</text:p>
      <text:p text:style-name="P1">to peg</text:p>
      <text:p text:style-name="P1">b</text:p>
      <text:p text:style-name="P1">using peg</text:p>
      <text:p text:style-name="P1">c</text:p>
      <text:p text:style-name="P1">as temporary storage,</text:p>
      <text:p text:style-name="P1">1</text:p>
      <text:p text:style-name="P1">. move</text:p>
      <text:p text:style-name="P1">n</text:p>
      <text:p text:style-name="Standard">−</text:p>
      <text:p text:style-name="P1">1 discs from</text:p>
      <text:p text:style-name="P1">a</text:p>
      <text:p text:style-name="P1">to</text:p>
      <text:p text:style-name="P1">c</text:p>
      <text:p text:style-name="P1">using</text:p>
      <text:p text:style-name="P1">b</text:p>
      <text:p text:style-name="P1">as temporary storage</text:p>
      <text:p text:style-name="P1">2</text:p>
      <text:p text:style-name="P1">. move the top disc from</text:p>
      <text:p text:style-name="P1">a</text:p>
      <text:p text:style-name="P1">to</text:p>
      <text:p text:style-name="P1">b</text:p>
      <text:p text:style-name="P1">3</text:p>
      <text:p text:style-name="P1">. move</text:p>
      <text:p text:style-name="P1">n</text:p>
      <text:p text:style-name="Standard">−</text:p>
      <text:p text:style-name="P1">1 discs from</text:p>
      <text:p text:style-name="P1">c</text:p>
      <text:p text:style-name="P1">to</text:p>
      <text:p text:style-name="P1">b</text:p>
      <text:p text:style-name="P1">using</text:p>
      <text:p text:style-name="P1">a</text:p>
      <text:p text:style-name="P1">as temporary storage.</text:p>
      <text:p text:style-name="P1">For this exercise, define a function</text:p>
      <text:p text:style-name="P7"><text:soft-page-break/>hanoi</text:p>
      <text:p text:style-name="P1">with the following type:</text:p>
      <text:p text:style-name="P7">type Peg = String</text:p>
      <text:p text:style-name="P7">type Move = (Peg, Peg)</text:p>
      <text:p text:style-name="P7">hanoi :: Integer -&gt; Peg -&gt; Peg -&gt; Peg -&gt; [Move]</text:p>
      <text:p text:style-name="P3">2</text:p>
      <text:p text:style-name="P3">Adapted from an assignment given in UPenn CIS</text:p>
      <text:p text:style-name="P3">552</text:p>
      <text:p text:style-name="P3">, taught by Benjamin Pierce</text:p>
      <text:p text:style-name="P1">cis 194</text:p>
      <text:p text:style-name="P1">:</text:p>
      <text:p text:style-name="P1">homework 1 4</text:p>
      <text:p text:style-name="P1">Given the number of discs and names for the three pegs,</text:p>
      <text:p text:style-name="P7">hanoi</text:p>
      <text:p text:style-name="P1">should return a list of moves to be performed to move the stack of</text:p>
      <text:p text:style-name="P1">discs from the first peg to the second.</text:p>
      <text:p text:style-name="P1">Note that a</text:p>
      <text:p text:style-name="P7">type</text:p>
      <text:p text:style-name="P1">declaration, like</text:p>
      <text:p text:style-name="P7">type Peg = String</text:p>
      <text:p text:style-name="P1">above, makes</text:p>
      <text:p text:style-name="P1">a</text:p>
      <text:p text:style-name="P1">type synonym</text:p>
      <text:p text:style-name="P1">. In this case</text:p>
      <text:p text:style-name="P7">Peg</text:p>
      <text:p text:style-name="P1">is declared as a synonym for</text:p>
      <text:p text:style-name="P7">String</text:p>
      <text:p text:style-name="P1">,</text:p>
      <text:p text:style-name="P1">and the two names</text:p>
      <text:p text:style-name="P7">Peg</text:p>
      <text:p text:style-name="P1">and</text:p>
      <text:p text:style-name="P7">String</text:p>
      <text:p text:style-name="P1">can now be used interchangeably.</text:p>
      <text:p text:style-name="P1">Giving more descriptive names to types in this way can be used to</text:p>
      <text:p text:style-name="P1">give shorter names to complicated types, or (as here) simply to help</text:p>
      <text:p text:style-name="P1">with documentation.</text:p>
      <text:p text:style-name="P1">Example</text:p>
      <text:p text:style-name="P1">:</text:p>
      <text:p text:style-name="P7">hanoi 2 "a" "b" "c" == [("a","c"), ("a","b"), ("c","b")]</text:p>
      <text:p text:style-name="P4">Exercise</text:p>
      <text:p text:style-name="P6">6</text:p>
      <text:p text:style-name="P4">(Optional)</text:p>
      <text:p text:style-name="P1">What if there are four pegs instead of three?</text:p>
      <text:p text:style-name="P1">That is, the goal is still to move a stack of discs from the first peg to</text:p>
      <text:p text:style-name="P1">the last peg, without ever placing a larger disc on top of a smaller</text:p>
      <text:p text:style-name="P1">one, but now there are two extra pegs that can be used as “tempo-</text:p>
      <text:p text:style-name="P1">rary” storage instead of only one. Write a function similar to</text:p>
      <text:p text:style-name="P7">hanoi</text:p>
      <text:p text:style-name="P1">which solves this problem in as few moves as possible.</text:p>
      <text:p text:style-name="P1">It should be possible to do it in far fewer moves than with three</text:p>
      <text:p text:style-name="P1">pegs. For example, with three pegs it takes 2</text:p>
      <text:p text:style-name="P5">15</text:p>
      <text:p text:style-name="Standard">−</text:p>
      <text:p text:style-name="P1">1</text:p>
      <text:p text:style-name="P8"><text:soft-page-break/>=</text:p>
      <text:p text:style-name="P1">32767 moves</text:p>
      <text:p text:style-name="P1">to transfer 15 discs. With four pegs it can be done in 129 moves. (See</text:p>
      <text:p text:style-name="P1">Exercise</text:p>
      <text:p text:style-name="P1">1</text:p>
      <text:p text:style-name="P1">.</text:p>
      <text:p text:style-name="P1">17</text:p>
      <text:p text:style-name="P1">in Graham, Knuth, and Patashnik,</text:p>
      <text:p text:style-name="P1">Concrete Mathematics</text:p>
      <text:p text:style-name="P1">,</text:p>
      <text:p text:style-name="P1">second ed., Addison-Wesley,</text:p>
      <text:p text:style-name="P1">1994</text:p>
      <text:p text:style-name="P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9:22:10.454493330</meta:creation-date>
    <dc:date>2019-01-20T19:27:21.532024613</dc:date>
    <meta:editing-duration>PT5M12S</meta:editing-duration>
    <meta:editing-cycles>1</meta:editing-cycles>
    <meta:document-statistic meta:table-count="0" meta:image-count="0" meta:object-count="0" meta:page-count="4" meta:paragraph-count="147" meta:word-count="860" meta:character-count="4280" meta:non-whitespace-character-count="3567"/>
    <meta:generator>LibreOffice/6.0.7.3$Linux_X86_64 LibreOffice_project/00m0$Build-3</meta:generator>
  </office:meta>
</office:document-meta>
</file>